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7.038cm"/>
        </style:tab-stops>
      </style:paragraph-properties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1.879cm" fo:margin-right="0cm" fo:text-align="start" style:justify-single-word="false" fo:text-indent="-1.879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Arial" fo:font-size="11pt" style:font-size-asian="11pt" style:font-size-complex="11pt"/>
    </style:style>
    <style:style style:name="T5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6" style:family="text">
      <style:text-properties fo:color="#000000"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7" style:family="text">
      <style:text-properties style:font-name-asian="Courier New" style:font-name-complex="Courier New"/>
    </style:style>
    <style:style style:name="T8" style:family="text">
      <style:text-properties fo:font-weight="normal" style:font-name-asian="Courier New" style:font-weight-asian="normal" style:font-name-complex="Courier New" style:font-weight-complex="normal"/>
    </style:style>
    <style:style style:name="T9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NCO DO BRASIL S.A. <text:s text:c="48"/></text:p>
      <text:p text:style-name="P3"/>
      <text:p text:style-name="P6"><text:span text:style-name="T1">ASSUNTO:</text:span>${assunto}</text:p>
      <text:p text:style-name="P3"/>
      <text:p text:style-name="P9"><text:span text:style-name="Fonte_20_parág._20_padrão"><text:span text:style-name="T1">DEPENDÊNCIA:</text:span></text:span></text:p>
      <text:p text:style-name="P9"><text:span text:style-name="Fonte_20_parág._20_padrão">Nome: ${NOMEDEPENDENCIA} <text:s text:c="2"/>Prefixo: ${PREFIXODEP} <text:s text:c="21"/></text:span></text:p>
      <text:p text:style-name="P9"><text:span text:style-name="Fonte_20_parág._20_padrão"><text:span text:style-name="T4">Endereço: ${ENDERECODEP}</text:span></text:span></text:p>
      <text:p text:style-name="P8"><text:span text:style-name="Fonte_20_parág._20_padrão"><text:span text:style-name="T4"/></text:span></text:p>
      <text:p text:style-name="P8"><text:span text:style-name="Fonte_20_parág._20_padrão"><text:span text:style-name="T4"/></text:span></text:p>
      <text:p text:style-name="P10"><text:span text:style-name="Fonte_20_parág._20_padrão"><text:span text:style-name="T3">DEVEDOR PRINCIPAL:</text:span></text:span></text:p>
      <text:p text:style-name="P3"/>
      <text:p text:style-name="P11"><text:span text:style-name="Fonte_20_parág._20_padrão"><text:span text:style-name="T4">Nome: ${NOMEMUTUARIO}</text:span></text:span></text:p>
      <text:p text:style-name="P11"><text:span text:style-name="Fonte_20_parág._20_padrão"><text:span text:style-name="T4">CPF/CNPJ: ${CPFCNPJ} <text:s text:c="32"/></text:span></text:span></text:p>
      <text:p text:style-name="P10"><text:span text:style-name="Fonte_20_parág._20_padrão"><text:span text:style-name="T2">ENDEREÇO: ${ENDERECOMUTUARIO}</text:span></text:span></text:p>
      <text:p text:style-name="P3"/>
      <text:p text:style-name="P3"/>
      <text:p text:style-name="P4">OPERAÇÃO:</text:p>
      <text:p text:style-name="P6"><text:span text:style-name="T9">Tipo: ${NOMEMODALIDADE}<text:tab/></text:span><text:tab/><text:tab/>Número da operação no BB: ${OPERACAO}</text:p>
      <text:p text:style-name="P3"/>
      <text:p text:style-name="P4">INSCRIÇÃO EM DÍVIDA ATIVA DA UNIÃO:</text:p>
      <text:p text:style-name="P11"><text:span text:style-name="Fonte_20_parág._20_padrão"><text:span text:style-name="T6">Data do encaminhamento: ${DATAENCAMINHAMENTO}</text:span></text:span></text:p>
      <text:p text:style-name="P11"><text:span text:style-name="Fonte_20_parág._20_padrão"><text:span text:style-name="T6">Valor inscrito: ${VALORDIVIDA}</text:span></text:span></text:p>
      <text:p text:style-name="P11"><text:span text:style-name="Fonte_20_parág._20_padrão"><text:span text:style-name="T6">Atualizado até: ${DATAENCAMINHAMENTO}</text:span></text:span></text:p>
      <text:p text:style-name="P11"><text:span text:style-name="Fonte_20_parág._20_padrão"><text:span text:style-name="T6">Nº do Processo: ${NRPROCESSO}</text:span></text:span></text:p>
      <text:p text:style-name="P6"><text:span text:style-name="Fonte_20_parág._20_padrão"><text:span text:style-name="T6"/></text:span></text:p>
      <text:p text:style-name="P3"/>
      <text:p text:style-name="P4">RESPONSÁVEL PELA ELABORAÇÃO:</text:p>
      <text:p text:style-name="P3"/>
      <text:p text:style-name="P3">Nome:${gententeNome}</text:p>
      <text:p text:style-name="P3">Cargo:${gerenteCargo} <text:s text:c="33"/>matricula:${gerenteMatricula}</text:p>
      <text:p text:style-name="P3"/>
      <text:p text:style-name="P3">DOCUMENTOS EM ANXO: 02/03</text:p>
      <text:p text:style-name="P3"/>
      <text:p text:style-name="P3">Qtde <text:s text:c="2"/>Descrição</text:p>
      <text:p text:style-name="P3"/>
      <text:p text:style-name="P6"><text:span text:style-name="Fonte_20_parág._20_padrão"><text:span text:style-name="T7">(01) original do Contrato de Abertura </text:span></text:span><text:span text:style-name="Fonte_20_parág._20_padrão"><text:span text:style-name="T8">de</text:span></text:span><text:span text:style-name="Fonte_20_parág._20_padrão"><text:span text:style-name="T7"> Crédito Rural Fixo;</text:span></text:span></text:p>
      <text:p text:style-name="P6"><text:span text:style-name="Fonte_20_parág._20_padrão"><text:span text:style-name="T7">(01) comprovante de notificação de vencimento de divida e CADIN, com AR.</text:span></text:span></text:p>
      <text:p text:style-name="P6"><text:span text:style-name="Fonte_20_parág._20_padrão"><text:span text:style-name="T5"/></text:span></text:p>
      <text:p text:style-name="P6"><text:span text:style-name="Fonte_20_parág._20_padrão"><text:span text:style-name="T5"/></text:span></text:p>
      <text:p text:style-name="P6"><text:span text:style-name="Fonte_20_parág._20_padrão"><text:span text:style-name="T5"/></text:span></text:p>
      <text:p text:style-name="P6"><text:span text:style-name="Fonte_20_parág._20_padrão"><text:span text:style-name="T5"/></text:span></text:p>
      <text:p text:style-name="P6"><text:span text:style-name="Fonte_20_parág._20_padrão"><text:span text:style-name="T5"/></text:span></text:p>
      <text:p text:style-name="P6"><text:span text:style-name="Fonte_20_parág._20_padrão"><text:span text:style-name="T5"/></text:span></text:p>
      <text:p text:style-name="P6"><text:span text:style-name="Fonte_20_parág._20_padrão"><text:span text:style-name="T5"/></text:span></text:p>
      <text:p text:style-name="P3"/>
      <text:p text:style-name="P5">${gententeNome}</text:p>
      <text:p text:style-name="P2">${gerenteCargo}</text:p>
      <text:p text:style-name="P2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0038a8" style:font-name="Arial" fo:font-size="9pt" fo:language="pt" fo:country="PT" fo:font-style="italic" style:font-size-asian="9pt" style:font-size-complex="9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1.82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HTML" style:page-layout-name="Mpm2">
      <style:footer>
        <text:p text:style-name="Footer"/>
      </style:footer>
    </style:master-page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1:29:40.43</meta:creation-date>
    <dc:date>2016-06-22T11:47:26.83</dc:date>
    <meta:editing-duration>PT2H9M49S</meta:editing-duration>
    <meta:editing-cycles>56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25" meta:word-count="85" meta:character-count="898" meta:non-whitespace-character-count="695"/>
  </office:meta>
</office:document-meta>
</file>